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draw:transform="rotate (-1.57044726094539) translate (15.6cm 1.9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1.867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draw:transform="rotate (-1.57044726094539) translate (15.6cm 7.6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7.567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draw:transform="rotate (-1.57044726094539) translate (15.6cm 6.20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5cm" svg:height="0.734cm" svg:x="13.5cm" svg:y="6.168cm">
          <draw:text-box>
            <text:p text:style-name="P2"><text:span text:style-name="T1">:D2</text:span></text:p>
          </draw:text-box>
        </draw:frame>
        <draw:custom-shape draw:style-name="gr1" draw:text-style-name="P1" draw:layer="layout" svg:width="1.4cm" svg:height="2.1cm" draw:transform="rotate (-1.57044726094539) translate (15.6cm 3.30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3.5cm" svg:y="3.267cm">
          <draw:text-box>
            <text:p text:style-name="P2"><text:span text:style-name="T1">:D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8:06.21</dc:date>
    <meta:editing-cycles>54</meta:editing-cycles>
    <meta:editing-duration>PT09H29M20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